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51cm" draw:marker-start-width="0.276cm" draw:marker-end="Arrow" draw:marker-end-width="0.279cm" draw:fill="none" draw:textarea-horizontal-align="center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1.63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draw:auto-grow-height="true" fo:min-height="8.9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paragraph-properties fo:text-align="center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0cm" fo:margin-right="0cm" fo:text-indent="0cm"/>
      <style:text-properties fo:color="#ccccff" fo:font-weight="bold"/>
    </style:style>
    <style:style style:name="T1" style:family="text">
      <style:text-properties fo:color="#23ff23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font-weight="bold"/>
    </style:style>
    <style:style style:name="T5" style:family="text">
      <style:text-properties fo:color="#ffcc99"/>
    </style:style>
    <style:style style:name="T6" style:family="text">
      <style:text-properties fo:color="#23ff23" fo:font-size="24pt"/>
    </style:style>
    <style:style style:name="T7" style:family="text">
      <style:text-properties fo:color="#ffcc99" fo:font-size="24pt"/>
    </style:style>
    <style:style style:name="T8" style:family="text">
      <style:text-properties fo:color="#cccc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9.1-9.9: inheritance</presentation:footer-decl>
      <presentation:footer-decl presentation:name="ftr2">CMPTxxxx</presentation:footer-decl>
      <presentation:date-time-decl presentation:name="dtd1" presentation:source="fixed">5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9.1-9.9: Inheritance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5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static</text:span><text:span text:style-name="T2"> </text:span><text:span text:style-name="T3">keyword, class attribut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tatic</text:span><text:span text:style-name="T2"> impor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Idioms</text:span><text:span text:style-name="T3"> for Swing program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ain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reateAndShowGUI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nstruc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ctionPerformed(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thi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OO programming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hy use <text:span text:style-name="T2">inheritance</text:span>?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Reusabil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reate <text:span text:style-name="T2">new</text:span> classes from <text:span text:style-name="T2">existing</text:span> 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Absorb</text:span> attributes and behaviou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dd <text:span text:style-name="T2">new</text:span> capabiliti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olymorphis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nable <text:span text:style-name="T2">developers</text:span> to write programs with a <text:span text:style-name="T2">general</text:span> desig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 <text:span text:style-name="T2">single</text:span> program can handle a <text:span text:style-name="T2">variety</text:span> of existing and <text:span text:style-name="T2">future</text:span> class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ids in <text:span text:style-name="T2">extending</text:span> program, adding new capabil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uperclasses and subclasses</text:p>
          </draw:text-box>
        </draw:frame>
        <draw:frame presentation:style-name="pr8" draw:text-style-name="P3" draw:layer="layout" svg:width="19.453cm" svg:height="8.931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Attribute</text:span>: “<text:span text:style-name="T1">has a</text:span>” relationship:</text:p>
              </text:list-item>
            </text:list>
            <text:list text:style-name="L3">
              <text:list-item>
                <text:list>
                  <text:list-item>
                    <text:p text:style-name="P4">A <text:span text:style-name="T1">Car</text:span> has a <text:span text:style-name="T1">steeringWheel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ubclass</text:span>: “<text:span text:style-name="T1">is a kind of</text:span>” relationship:</text:p>
              </text:list-item>
            </text:list>
            <text:list text:style-name="L3">
              <text:list-item>
                <text:list>
                  <text:list-item>
                    <text:p text:style-name="P4">A <text:span text:style-name="T1">Convertible</text:span> is a kind of <text:span text:style-name="T1">C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heritance relationships form<text:line-break/>tree-like <text:span text:style-name="T2">class hierarchies</text:span></text:p>
                  </text:list-item>
                </text:list>
              </text:list-item>
            </text:list>
          </draw:text-box>
        </draw:frame>
        <draw:ellipse draw:style-name="gr2" draw:text-style-name="P7" draw:id="id1" draw:layer="layout" svg:width="4.63cm" svg:height="1.986cm" svg:x="21.551cm" svg:y="7.101cm">
          <text:p text:style-name="P6"><text:span text:style-name="T4">Community</text:span><text:span text:style-name="T4"><text:line-break/></text:span><text:span text:style-name="T4">Member</text:span></text:p>
        </draw:ellipse>
        <draw:ellipse draw:style-name="gr2" draw:text-style-name="P7" draw:id="id3" draw:layer="layout" svg:width="3.48cm" svg:height="1.151cm" svg:x="20.645cm" svg:y="11.417cm">
          <text:p text:style-name="P6"><text:span text:style-name="T4">Alumni</text:span></text:p>
        </draw:ellipse>
        <draw:ellipse draw:style-name="gr2" draw:text-style-name="P7" draw:id="id2" draw:layer="layout" svg:width="3.48cm" svg:height="1.151cm" svg:x="18.695cm" svg:y="9.99cm">
          <text:p text:style-name="P6"><text:span text:style-name="T4">Student</text:span></text:p>
        </draw:ellipse>
        <draw:ellipse draw:style-name="gr2" draw:text-style-name="P7" draw:id="id4" draw:layer="layout" svg:width="3.48cm" svg:height="1.148cm" svg:x="23.535cm" svg:y="12.778cm">
          <text:p text:style-name="P6"><text:span text:style-name="T4">Employee</text:span></text:p>
        </draw:ellipse>
        <draw:ellipse draw:style-name="gr2" draw:text-style-name="P7" draw:id="id6" draw:layer="layout" svg:width="3.48cm" svg:height="1.148cm" svg:x="18.139cm" svg:y="15.215cm">
          <text:p text:style-name="P6"><text:span text:style-name="T4">Faculty</text:span></text:p>
        </draw:ellipse>
        <draw:ellipse draw:style-name="gr2" draw:text-style-name="P7" draw:id="id5" draw:layer="layout" svg:width="3.48cm" svg:height="1.148cm" svg:x="22.943cm" svg:y="15.215cm">
          <text:p text:style-name="P6"><text:span text:style-name="T4">Staff</text:span></text:p>
        </draw:ellipse>
        <draw:ellipse draw:style-name="gr2" draw:text-style-name="P7" draw:id="id8" draw:layer="layout" svg:width="5.117cm" svg:height="1.148cm" svg:x="13.403cm" svg:y="17.2cm">
          <text:p text:style-name="P6"><text:span text:style-name="T4">Administrator</text:span></text:p>
        </draw:ellipse>
        <draw:ellipse draw:style-name="gr2" draw:text-style-name="P7" draw:id="id7" draw:layer="layout" svg:width="3.48cm" svg:height="1.148cm" svg:x="19.358cm" svg:y="17.269cm">
          <text:p text:style-name="P6"><text:span text:style-name="T4">Teacher</text:span></text:p>
        </draw:ellipse>
        <draw:connector draw:style-name="gr3" draw:text-style-name="P8" draw:layer="layout" draw:type="line" svg:x1="23.866cm" svg:y1="9.087cm" svg:x2="20.435cm" svg:y2="9.989cm" draw:start-shape="id1" draw:start-glue-point="2" draw:end-shape="id2" draw:end-glue-point="0">
          <text:p text:style-name="P1"/>
        </draw:connector>
        <draw:connector draw:style-name="gr3" draw:text-style-name="P8" draw:layer="layout" draw:type="line" svg:x1="23.866cm" svg:y1="9.087cm" svg:x2="22.385cm" svg:y2="11.416cm" draw:start-shape="id1" draw:start-glue-point="2" draw:end-shape="id3" draw:end-glue-point="0">
          <text:p text:style-name="P1"/>
        </draw:connector>
        <draw:connector draw:style-name="gr3" draw:text-style-name="P8" draw:layer="layout" draw:type="line" svg:x1="23.866cm" svg:y1="9.087cm" svg:x2="25.275cm" svg:y2="12.778cm" draw:start-shape="id1" draw:start-glue-point="2" draw:end-shape="id4" draw:end-glue-point="0">
          <text:p text:style-name="P1"/>
        </draw:connector>
        <draw:connector draw:style-name="gr3" draw:text-style-name="P8" draw:layer="layout" draw:type="line" svg:x1="25.275cm" svg:y1="13.926cm" svg:x2="24.683cm" svg:y2="15.215cm" draw:start-shape="id4" draw:start-glue-point="2" draw:end-shape="id5" draw:end-glue-point="0">
          <text:p text:style-name="P1"/>
        </draw:connector>
        <draw:connector draw:style-name="gr3" draw:text-style-name="P8" draw:layer="layout" draw:type="line" svg:x1="25.275cm" svg:y1="13.926cm" svg:x2="19.879cm" svg:y2="15.215cm" draw:start-shape="id4" draw:start-glue-point="2" draw:end-shape="id6" draw:end-glue-point="0">
          <text:p text:style-name="P1"/>
        </draw:connector>
        <draw:connector draw:style-name="gr3" draw:text-style-name="P8" draw:layer="layout" draw:type="line" svg:x1="21.098cm" svg:y1="17.269cm" svg:x2="19.879cm" svg:y2="16.363cm" draw:start-shape="id7" draw:start-glue-point="0" draw:end-shape="id6" draw:end-glue-point="2">
          <text:p text:style-name="P1"/>
        </draw:connector>
        <draw:connector draw:style-name="gr3" draw:text-style-name="P8" draw:layer="layout" draw:type="line" svg:x1="15.961cm" svg:y1="17.2cm" svg:x2="19.879cm" svg:y2="16.363cm" draw:start-shape="id8" draw:start-glue-point="0" draw:end-shape="id6" draw:end-glue-point="2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Constructors</text:p>
          </draw:text-box>
        </draw:frame>
        <draw:frame presentation:style-name="pr6" draw:text-style-name="P5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class Dot extends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 subclass' constructor does not <text:span text:style-name="T2">inherit</text:span>/override the superclass constructor</text:p>
              </text:list-item>
            </text:list>
            <text:list text:style-name="L3">
              <text:list-item>
                <text:p text:style-name="P3">But it <text:span text:style-name="T2">implicitly</text:span> calls the superclass constructo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public Dot() { </text:span><text:span text:style-name="T5">/* implicitly calls Point() */</text:span><text:span text:style-name="T1">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 also <text:span text:style-name="T2">explicitly</text:span> call with <text:span text:style-name="T1">super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public Dot(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6">super();</text:span><text:span text:style-name="T6"><text:tab/></text:span><text:span text:style-name="T6"><text:tab/></text:span><text:span text:style-name="T7">// explicitly call Point() fir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6">... </text:span><text:span text:style-name="T6"><text:tab/></text:span><text:span text:style-name="T6"><text:tab/></text:span><text:span text:style-name="T6"><text:tab/></text:span><text:span text:style-name="T6"><text:tab/></text:span><text:span text:style-name="T7">// do Dot-specific stuff he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ee <text:span text:style-name="T8"><text:a xlink:href="http://cmpt167.seanho.com/java/PointDot/">PointDot.java</text:a></text:span></text:p>
              </text:list-item>
            </text:list>
          </draw:text-box>
        </draw:frame>
        <draw:circle draw:style-name="gr4" draw:text-style-name="P8" draw:layer="layout" svg:width="0.453cm" svg:height="0.453cm" svg:x="18.451cm" svg:y="1.95cm">
          <text:p text:style-name="P1"/>
        </draw:circle>
        <draw:frame draw:style-name="gr5" draw:text-style-name="P10" draw:layer="layout" svg:width="2.191cm" svg:height="1.691cm" svg:x="17.568cm" svg:y="2.423cm">
          <draw:text-box>
            <text:p text:style-name="P10">Point</text:p>
            <text:p text:style-name="P10">(x,y)</text:p>
          </draw:text-box>
        </draw:frame>
        <draw:circle draw:style-name="gr4" draw:text-style-name="P8" draw:layer="layout" svg:width="1.776cm" svg:height="1.776cm" svg:x="21.793cm" svg:y="1.393cm">
          <text:p text:style-name="P1"/>
        </draw:circle>
        <draw:line draw:style-name="gr6" draw:text-style-name="P8" draw:layer="layout" svg:x1="22.768cm" svg:y1="2.298cm" svg:x2="23.325cm" svg:y2="1.706cm">
          <text:p text:style-name="P1"/>
        </draw:line>
        <draw:frame draw:style-name="gr7" draw:text-style-name="P10" draw:layer="layout" svg:width="3.036cm" svg:height="1.691cm" svg:x="21.69cm" svg:y="3.17cm">
          <draw:text-box>
            <text:p text:style-name="P10">Dot</text:p>
            <text:p text:style-name="P10">(r, x, y)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Using subclass instances</text:p>
          </draw:text-box>
        </draw:frame>
        <draw:frame presentation:style-name="pr6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An instance of a subclass can be treated as an instance of the <text:span text:style-name="T2">superclas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Point p2 = new Dot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not do vice-versa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Dot d1 = new Point();</text:span><text:span text:style-name="T1"><text:tab/></text:span><text:span text:style-name="T1"><text:tab/></text:span><text:span text:style-name="T5">// illegal!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instanceof</text:span> checks the class of an objec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if ( p2 instanceof Dot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 superclass reference may be <text:span text:style-name="T2">downcast</text:span> back to the subclass if appropriat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Dot d2 = ( Dot ) p2;</text:span><text:tab/><text:tab/><text:span text:style-name="T5">// ok: p2 is really a Do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2" draw:text-style-name="P7" draw:id="id10" draw:layer="layout" svg:width="3.48cm" svg:height="1.148cm" svg:x="21.97cm" svg:y="6.512cm">
          <text:p text:style-name="P6"><text:span text:style-name="T4">Point</text:span></text:p>
        </draw:ellipse>
        <draw:ellipse draw:style-name="gr2" draw:text-style-name="P7" draw:id="id9" draw:layer="layout" svg:width="1.845cm" svg:height="1.148cm" svg:x="24.16cm" svg:y="8.636cm">
          <text:p text:style-name="P6"><text:span text:style-name="T4">Dot</text:span></text:p>
        </draw:ellipse>
        <draw:connector draw:style-name="gr3" draw:text-style-name="P8" draw:layer="layout" draw:type="line" svg:x1="25.082cm" svg:y1="8.636cm" svg:x2="23.71cm" svg:y2="7.66cm" draw:start-shape="id9" draw:start-glue-point="0" draw:end-shape="id10" draw:end-glue-point="2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Lab4 </text:span><text:span text:style-name="T3">due next week Wed </text:span><text:span text:style-name="T1">14Ma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O concepts</text:span> (sets and vectors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5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5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5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5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15T12:24:22</meta:creation-date>
    <dc:creator>Sean Ho</dc:creator>
    <dc:date>2007-03-05T12:56:40</dc:date>
    <dc:language>en-US</dc:language>
    <meta:editing-cycles>77</meta:editing-cycles>
    <meta:editing-duration>P4DT17H34M19S</meta:editing-duration>
    <meta:user-defined meta:name="Info 1"/>
    <meta:user-defined meta:name="Info 2"/>
    <meta:user-defined meta:name="Info 3"/>
    <meta:user-defined meta:name="Info 4"/>
    <meta:document-statistic meta:object-count="209"/>
  </office:meta>
</office:document-meta>
</file>